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6d70c" officeooo:paragraph-rsid="0006d70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d70c" officeooo:paragraph-rsid="0006d70c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weight="normal" officeooo:rsid="0006d70c" officeooo:paragraph-rsid="0006d70c" style:font-weight-asian="normal" style:font-weight-complex="normal"/>
    </style:style>
    <style:style style:name="P4" style:family="paragraph" style:parent-style-name="Standard" style:list-style-name="L1">
      <style:paragraph-properties fo:line-height="115%" fo:text-align="start" style:justify-single-word="false"/>
      <style:text-properties fo:font-weight="normal" officeooo:rsid="0006d70c" officeooo:paragraph-rsid="0006d70c" style:font-weight-asian="normal" style:font-weight-complex="normal"/>
    </style:style>
    <style:style style:name="P5" style:family="paragraph" style:parent-style-name="Standard" style:list-style-name="L1">
      <style:paragraph-properties fo:line-height="115%" fo:text-align="start" style:justify-single-word="false"/>
      <style:text-properties officeooo:rsid="000953ba" officeooo:paragraph-rsid="000953ba"/>
    </style:style>
    <style:style style:name="P6" style:family="paragraph" style:parent-style-name="Standard" style:list-style-name="L1">
      <style:paragraph-properties fo:line-height="115%" fo:text-align="start" style:justify-single-word="false"/>
      <style:text-properties officeooo:paragraph-rsid="0006d70c"/>
    </style:style>
    <style:style style:name="P7" style:family="paragraph" style:parent-style-name="Standard" style:list-style-name="L1">
      <style:paragraph-properties fo:line-height="115%" fo:text-align="start" style:justify-single-word="false"/>
      <style:text-properties officeooo:paragraph-rsid="00075a25"/>
    </style:style>
    <style:style style:name="P8" style:family="paragraph" style:parent-style-name="Standard" style:list-style-name="L1">
      <style:paragraph-properties fo:line-height="115%" fo:text-align="start" style:justify-single-word="false"/>
      <style:text-properties officeooo:paragraph-rsid="000953ba"/>
    </style:style>
    <style:style style:name="T1" style:family="text">
      <style:text-properties officeooo:rsid="0006d70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5a25" style:font-weight-asian="normal" style:font-weight-complex="normal"/>
    </style:style>
    <style:style style:name="T4" style:family="text">
      <style:text-properties fo:font-weight="normal" officeooo:rsid="000953ba" style:font-weight-asian="normal" style:font-weight-complex="normal"/>
    </style:style>
    <style:style style:name="T5" style:family="text">
      <style:text-properties officeooo:rsid="00075a2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5a25" style:font-weight-asian="bold" style:font-weight-complex="bold"/>
    </style:style>
    <style:style style:name="T8" style:family="text">
      <style:text-properties fo:font-weight="bold" officeooo:rsid="000953ba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: Oktario Mufti Yudha</text:p>
      <text:p text:style-name="P1">NPM<text:tab/>: 2320506044</text:p>
      <text:p text:style-name="P1"/>
      <text:p text:style-name="P2">Tugas Pertemuan 1</text:p>
      <text:p text:style-name="P3"/>
      <text:list text:style-name="L1">
        <text:list-item>
          <text:p text:style-name="P4">Volume, velocity, variety, value, validity, variabillity, veneue, vocabulary, vagueness</text:p>
        </text:list-item>
        <text:list-item>
          <text:p text:style-name="P6"><text:span text:style-name="T1">langkah </text:span><text:span text:style-name="T5">langkah menyiapkan big data stack</text:span><text:span text:style-name="T1"> sebagai berikut: </text:span></text:p>
          <text:p text:style-name="P7"><text:span text:style-name="T7">a. </text:span><text:span text:style-name="T6">Ingestion (Pengambilan Data)</text:span> : Lapisan pertama ini bertugas untuk mengumpulkan data dari berbagai sumber, baik internal maupun eksternal.</text:p>
          <text:p text:style-name="P7"><text:span text:style-name="T7">b. </text:span><text:span text:style-name="T6">Storage (Penyimpanan) </text:span><text:span text:style-name="T2">: Setelah data dikumpulkan, data mentah biasanya disimpan dalam format file di data lake, yang dioptimalkan untuk memasukkan data ke dalam pipeline analitik.</text:span></text:p>
          <text:p text:style-name="P7"><text:span text:style-name="T7">c. </text:span><text:span text:style-name="T6">Processing (Pemrosesan) </text:span><text:span text:style-name="T2">: Pemrosesan melibatkan persiapan data batch yang disimpan (at rest) dan data streaming yang bergerak (in motion) untuk dianalisis.</text:span></text:p>
          <text:p text:style-name="P7"><text:span text:style-name="T7">d. </text:span><text:span text:style-name="T6">Analytic Stores (Penyimpanan Analitik)</text:span><text:span text:style-name="T3"> : Lapisan ini menangani penyimpanan data yang sudah diproses atau disaring untuk analisis lebih lanjut.</text:span></text:p>
          <text:p text:style-name="P7"><text:span text:style-name="T7">e. Analysis (Analisis)</text:span><text:span text:style-name="T3"> : Analisis ini memeriksa penyimpanan data analitik dan penyimpanan mentah.</text:span></text:p>
          <text:p text:style-name="P7"><text:span text:style-name="T7">f. Orchestration (Orkestrasi)</text:span><text:span text:style-name="T3"> : Lapisan ini menggunakan teknologi workflow untuk mengelola operasi data seperti pengumpulan sumber data, penyimpanan data mentah, dan pemrosesan data.</text:span></text:p>
        </text:list-item>
        <text:list-item>
          <text:p text:style-name="P5">3 contoh platform untuk mengelola stack antara lain:</text:p>
          <text:p text:style-name="P8"><text:span text:style-name="T8">a. </text:span><text:span text:style-name="T6">Amazon EMR (Elastic MapReduce) </text:span><text:span text:style-name="T2">: Hadoop and Spark on AWS, Scalable and Flexible, Integrated with AWS Services.</text:span></text:p>
          <text:p text:style-name="P8"><text:span text:style-name="T8">b. </text:span><text:span text:style-name="T6">Google BigQuery</text:span><text:span text:style-name="T4"> : Fully Managed, SQL-based, Real-time Analytics.</text:span></text:p>
          <text:p text:style-name="P8"><text:span text:style-name="T8">c. Cloudera</text:span><text:span text:style-name="T4"> : Enterprise-Grade Platform, Hybrid and Multi-Cloud Support, Comprehensive Toolset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7:53:19.837306851</meta:creation-date>
    <meta:print-date>2024-08-20T18:33:05.797410925</meta:print-date>
    <meta:printed-by>PDF files</meta:printed-by>
    <dc:date>2024-08-20T18:33:29.014024505</dc:date>
    <meta:editing-duration>PT23S</meta:editing-duration>
    <meta:editing-cycles>1</meta:editing-cycles>
    <meta:document-statistic meta:table-count="0" meta:image-count="0" meta:object-count="0" meta:page-count="1" meta:paragraph-count="15" meta:word-count="200" meta:character-count="1442" meta:non-whitespace-character-count="1259"/>
    <meta:generator>LibreOffice/24.2.5.2$Linux_X86_64 LibreOffice_project/420$Build-2</meta:generator>
  </office:meta>
</office:document-meta>
</file>